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Standard" style:list-style-name="LFO1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5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6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8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1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2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4" style:family="paragraph">
      <style:paragraph-properties fo:line-height="150%"/>
    </style:style>
    <style:style style:name="TableColumn17" style:family="table-column">
      <style:table-column-properties style:column-width="0.8013in" style:use-optimal-column-width="false"/>
    </style:style>
    <style:style style:name="TableColumn18" style:family="table-column">
      <style:table-column-properties style:column-width="2.684in" style:use-optimal-column-width="false"/>
    </style:style>
    <style:style style:name="TableColumn19" style:family="table-column">
      <style:table-column-properties style:column-width="3.2055in" style:use-optimal-column-width="false"/>
    </style:style>
    <style:style style:name="Table16" style:family="table">
      <style:table-properties style:width="6.6909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0784in" fo:margin-bottom="0.118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0784in" fo:margin-bottom="0.118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margin-top="0.0784in" fo:margin-bottom="0.118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0784in" fo:margin-bottom="0.118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0784in" fo:margin-bottom="0.118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top="0.0784in" fo:margin-bottom="0.118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0784in" fo:margin-bottom="0.118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0784in" fo:margin-bottom="0.118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top="0.0784in" fo:margin-bottom="0.118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0784in" fo:margin-bottom="0.118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top="0.0784in" fo:margin-bottom="0.118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top="0.0784in" fo:margin-bottom="0.118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top="0.0784in" fo:margin-bottom="0.118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top="0.0784in" fo:margin-bottom="0.118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top="0.0784in" fo:margin-bottom="0.118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top="0.0784in" fo:margin-bottom="0.118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top="0.0784in" fo:margin-bottom="0.118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0784in" fo:margin-bottom="0.118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top="0.0784in" fo:margin-bottom="0.118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top="0.0784in" fo:margin-bottom="0.118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top="0.0784in" fo:margin-bottom="0.118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top="0.0784in" fo:margin-bottom="0.118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top="0.0784in" fo:margin-bottom="0.118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top="0.0784in" fo:margin-bottom="0.118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top="0.0784in" fo:margin-bottom="0.118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top="0.0784in" fo:margin-bottom="0.118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top="0.0784in" fo:margin-bottom="0.118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top="0.0784in" fo:margin-bottom="0.118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top="0.0784in" fo:margin-bottom="0.118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top="0.0784in" fo:margin-bottom="0.118in"/>
    </style:style>
    <style:style style:name="P94" style:parent-style-name="Standard" style:list-style-name="LFO4" style:family="paragraph">
      <style:paragraph-properties fo:line-height="150%"/>
    </style:style>
  </office:automatic-styles>
  <office:body>
    <office:text text:use-soft-page-breaks="true">
      <text:p text:style-name="P1">Ihr Thema: Aberglaube heute. Glücksbringer/Unglücksbringer. Wie stehen Sie dazu? Welche Unterschiede gibt es im Vergleich mit der Vergangenheit? Glauben Sie daran?</text:p>
      <text:list text:style-name="LFO1" text:continue-numbering="true">
        <text:list-item>
          <text:p text:style-name="P2">Entwickeln Sie in Ihrer Gruppe mindestens 10 Fragen zu dem oben<text:s/>genannten Thema.</text:p>
        </text:list-item>
      </text:list>
      <text:p text:style-name="P3"/>
      <text:list text:style-name="LFO2" text:continue-numbering="true">
        <text:list-item>
          <text:list>
            <text:list-item>
              <text:p text:style-name="P4"><text:s text:c="132"/></text:p>
            </text:list-item>
            <text:list-item>
              <text:p text:style-name="P5"><text:s text:c="105"/><text:s text:c="27"/></text:p>
            </text:list-item>
            <text:list-item>
              <text:p text:style-name="P6"><text:s text:c="132"/></text:p>
            </text:list-item>
            <text:list-item>
              <text:p text:style-name="P7"><text:s text:c="95"/><text:s text:c="37"/></text:p>
            </text:list-item>
            <text:list-item>
              <text:p text:style-name="P8"><text:s text:c="132"/></text:p>
            </text:list-item>
            <text:list-item>
              <text:p text:style-name="P9"><text:s text:c="85"/><text:s text:c="47"/></text:p>
            </text:list-item>
            <text:list-item>
              <text:p text:style-name="P10"><text:s text:c="132"/></text:p>
            </text:list-item>
            <text:list-item>
              <text:p text:style-name="P11"><text:s text:c="75"/><text:s text:c="57"/></text:p>
            </text:list-item>
            <text:list-item>
              <text:p text:style-name="P12"><text:s text:c="132"/></text:p>
            </text:list-item>
            <text:list-item>
              <text:p text:style-name="P13"><text:s text:c="65"/><text:s text:c="67"/></text:p>
            </text:list-item>
          </text:list>
        </text:list-item>
      </text:list>
      <text:p text:style-name="P14"/>
      <text:list text:style-name="LFO4" text:continue-numbering="true">
        <text:list-item>
          <text:p text:style-name="P15">Interviewen Sie 2 Personen der anderen Gruppen.</text:p>
        </text:list-item>
      </text:list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>Frage</text:p>
          </table:table-cell>
          <table:table-cell table:style-name="TableCell22">
            <text:p text:style-name="TableContents">Interviewpartner 1</text:p>
          </table:table-cell>
          <table:table-cell table:style-name="TableCell23">
            <text:p text:style-name="TableContents">Interviewpartner 2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list text:style-name="LFO4" text:continue-numbering="true">
        <text:list-item>
          <text:p text:style-name="P94">Fassen Sie die Ergebnisse der Interviews in Ihrer Gruppe zusammen und geben Sie die Ergebnisse im Plenum wieder. (Benutzen Sie den Konjunktiv I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nja Storjohann</meta:initial-creator>
    <dc:creator>Fenja Storjohann</dc:creator>
    <meta:creation-date>2019-04-10T12:28:00Z</meta:creation-date>
    <dc:date>2021-08-10T06:54:00Z</dc:date>
    <meta:print-date>2019-04-10T12:48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54" meta:character-count="1852" meta:row-count="13" meta:non-whitespace-character-count="1601"/>
  </office:meta>
</office:document-meta>
</file>